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2pt" style:text-underline-style="none" fo:font-weight="normal" officeooo:rsid="00103799" officeooo:paragraph-rsid="00103799" style:font-size-asian="10.5pt" style:font-weight-asian="normal" style:font-size-complex="12pt" style:font-weight-complex="normal"/>
    </style:style>
    <style:style style:name="P2" style:family="paragraph" style:parent-style-name="Standard" style:list-style-name="L1">
      <style:text-properties fo:font-size="12pt" style:text-underline-style="none" fo:font-weight="normal" officeooo:rsid="00103799" officeooo:paragraph-rsid="00103799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style:text-underline-style="none" fo:font-weight="bold" officeooo:rsid="00103799" officeooo:paragraph-rsid="00103799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bold" officeooo:rsid="00103799" officeooo:paragraph-rsid="00103799" style:font-size-asian="16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vOps Syllabus :</text:p>
      <text:p text:style-name="P3">i) Docker</text:p>
      <text:p text:style-name="P1">- container</text:p>
      <text:p text:style-name="P1">- swarn</text:p>
      <text:p text:style-name="P1">ii) Networking Basics</text:p>
      <text:p text:style-name="P1">- Proxy</text:p>
      <text:p text:style-name="P1">- Reverse proxy</text:p>
      <text:p text:style-name="P1">- Nat</text:p>
      <text:p text:style-name="P1">- cadr</text:p>
      <text:p text:style-name="P1">- sunet</text:p>
      <text:p text:style-name="P1">- public/private ip</text:p>
      <text:p text:style-name="P1"/>
      <text:p text:style-name="P3">ii) AWS:</text:p>
      <text:p text:style-name="P1">- EC2</text:p>
      <text:p text:style-name="P1">- S3</text:p>
      <text:p text:style-name="P1">- load balancer</text:p>
      <text:p text:style-name="P1">- CI/CD with</text:p>
      <text:list xml:id="list2278525108" text:style-name="L1">
        <text:list-item>
          <text:p text:style-name="P2">- code pipeline<text:line-break/> - code commit</text:p>
        </text:list-item>
        <text:list-item>
          <text:p text:style-name="P2">- code built</text:p>
        </text:list-item>
        <text:list-item>
          <text:p text:style-name="P2">- code deploy</text:p>
        </text:list-item>
      </text:list>
      <text:p text:style-name="P1">- ECS</text:p>
      <text:p text:style-name="P1">- EKS</text:p>
      <text:p text:style-name="P3">iii) Cloud Formation:</text:p>
      <text:p text:style-name="P3">- <text:span text:style-name="T1">Teraform (aws, azure, gcp)</text:span></text:p>
      <text:p text:style-name="P3"><text:span text:style-name="T1">- cloud formation using aws.</text:span></text:p>
      <text:p text:style-name="P3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1T10:40:02.030277369</meta:creation-date>
    <dc:date>2024-02-21T10:48:08.580410934</dc:date>
    <meta:editing-duration>PT8M7S</meta:editing-duration>
    <meta:editing-cycles>1</meta:editing-cycles>
    <meta:document-statistic meta:table-count="0" meta:image-count="0" meta:object-count="0" meta:page-count="1" meta:paragraph-count="24" meta:word-count="70" meta:character-count="313" meta:non-whitespace-character-count="269"/>
    <meta:generator>LibreOffice/7.3.7.2$Linux_X86_64 LibreOffice_project/30$Build-2</meta:generator>
  </office:meta>
</office:document-meta>
</file>